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7606a" style:font-name="ui-monospace" fo:font-size="10.5pt" fo:letter-spacing="normal" fo:font-style="normal" fo:font-weight="normal" officeooo:rsid="0013af2d" officeooo:paragraph-rsid="0013af2d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7606a" style:font-name="ui-monospace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7606a" style:font-name="ui-monospace" fo:font-size="10.5pt" fo:letter-spacing="normal" fo:font-style="normal" fo:font-weight="normal" officeooo:rsid="00151ffe" officeooo:paragraph-rsid="00151ff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Droid Sans Mono" fo:font-size="10.5pt" fo:letter-spacing="normal" fo:font-style="normal" fo:font-weight="normal" officeooo:rsid="00151ffe" officeooo:paragraph-rsid="00151ffe" fo:background-color="#ffffff"/>
    </style:style>
    <style:style style:name="T1" style:family="text">
      <style:text-properties fo:color="#800000"/>
    </style:style>
    <style:style style:name="T2" style:family="text">
      <style:text-properties fo:color="#ff0000"/>
    </style:style>
    <style:style style:name="T3" style:family="text">
      <style:text-properties fo:color="#0451a5"/>
    </style:style>
    <style:style style:name="T4" style:family="text">
      <style:text-properties fo:color="#098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token</text:p>
      <text:p text:style-name="P3">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</text:p>
      <text:p text:style-name="P3"/>
      <text:p text:style-name="P4"/>
      <text:p text:style-name="P4"/>
      <text:p text:style-name="P4">Final website stuff:</text:p>
      <text:p text:style-name="P4"/>
      <text:p text:style-name="P5"><text:span text:style-name="T1">.header</text:span>{</text:p>
      <text:p text:style-name="P2"><text:span text:style-name="T2">float</text:span>: <text:span text:style-name="T3">left</text:span>;</text:p>
      <text:p text:style-name="P2"><text:span text:style-name="T2">color</text:span>: <text:span text:style-name="T3">black</text:span>;</text:p>
      <text:p text:style-name="P2"><text:span text:style-name="T2">text-align</text:span>: <text:span text:style-name="T3">center</text:span>;</text:p>
      <text:p text:style-name="P2">}</text:p>
      <text:p text:style-name="P4"/>
      <text:p text:style-name="P4"/>
      <text:p text:style-name="P2"><text:span text:style-name="T1">header</text:span>{</text:p>
      <text:p text:style-name="P2"><text:span text:style-name="T2">padding-left</text:span>: <text:span text:style-name="T4">5%</text:span>;</text:p>
      <text:p text:style-name="P2"><text:span text:style-name="T2">padding-right</text:span>: <text:span text:style-name="T4">5%</text:span>;</text:p>
      <text:p text:style-name="P2">}</text:p>
      <text:p text:style-name="P2"><text:span text:style-name="T1">section</text:span>{</text:p>
      <text:p text:style-name="P2"><text:span text:style-name="T2">padding-left</text:span>: <text:span text:style-name="T4">5%</text:span>;</text:p>
      <text:p text:style-name="P2"><text:span text:style-name="T2">padding-right</text:span>: <text:span text:style-name="T4">5%</text:span>; </text:p>
      <text:p text:style-name="P2">}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1:46:51.495567566</meta:creation-date>
    <dc:date>2022-06-11T19:22:40.472269216</dc:date>
    <meta:editing-duration>PT7H10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6" meta:character-count="213" meta:non-whitespace-character-count="202"/>
  </office:meta>
</office:document-meta>
</file>